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96b4" officeooo:paragraph-rsid="000a96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a96b4" officeooo:paragraph-rsid="000a96b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IMPORTANT FIT COMMAND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9:10:51.041424098</meta:creation-date>
    <meta:generator>LibreOffice/7.3.7.2$Linux_X86_64 LibreOffice_project/30$Build-2</meta:generator>
    <dc:date>2024-03-28T09:22:21.782283784</dc:date>
    <meta:editing-duration>PT28S</meta:editing-duration>
    <meta:editing-cycles>1</meta:editing-cycles>
    <meta:document-statistic meta:table-count="0" meta:image-count="0" meta:object-count="0" meta:page-count="1" meta:paragraph-count="1" meta:word-count="4" meta:character-count="27" meta:non-whitespace-character-count="24"/>
  </office:meta>
</office:document-meta>
</file>